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-course Spring 2011</text:h>
      <text:h text:style-name="Heading_20_2" text:outline-level="2">5-April-2011</text:h>
      <text:p text:style-name="Standard"><text:a xlink:type="simple" xlink:href="http://staff.washington.edu/jon/python-course/course3.html"/></text:p>
      <text:p text:style-name="Standard"><text:a xlink:type="simple" xlink:href="http://staff.washington.edu/jon/python-course/course3.html">Http://staff.washington.edu/jon/python-course/course3.html</text:a></text:p>
      <text:p text:style-name="Standard"/>
      <text:p text:style-name="Standard">The API style of web interface. <text:s/>Uses software on the browser (e.g. Javascript). <text:s/>AJAX. <text:s/>Look up jquery-1.3.2.js <text:a xlink:type="simple" xlink:href="http://www.javascriptkit.com/jsref/ajax.shtml">http://www.javascriptkit.com/jsref/ajax.shtml</text:a> firebug HTTP debugger. <text:s/></text:p>
      <text:p text:style-name="Standard"/>
      <text:p text:style-name="Standard">Lookup SVG and python. <text:s/>Webgl</text:p>
      <text:p text:style-name="Standard"/>
      <text:h text:style-name="Heading_20_2" text:outline-level="2">12-April-2011</text:h>
      <text:p text:style-name="Text_20_body">Doctest and unittest.</text:p>
      <text:p text:style-name="Text_20_body"><text:a xlink:type="simple" xlink:href="http://www.wikipedia.org/wiki/software_testing">Http://www.wikipedia.org/wiki/software_testing</text:a> </text:p>
      <text:p text:style-name="Text_20_body">doctest, unittest, pytest, nose</text:p>
      <text:p text:style-name="Text_20_body"><text:a xlink:type="simple" xlink:href="http://python-koans.appspot.com/">ython-koans.appspot.com</text:a> python -m doctest -v FILE.txt</text:p>
      <text:p text:style-name="Text_20_body">In doctest, FILE.txt has a line that begins with</text:p>
      <text:p text:style-name="Text_20_body">&gt;&gt;&gt;</text:p>
      <text:p text:style-name="Text_20_body">that has a python statement. <text:s/>Then the next line is the expected value that the statement returns</text:p>
      <text:h text:style-name="Heading_20_3" text:outline-level="3">Test driven development</text:h>
      <text:p text:style-name="Text_20_body">Write the tests before writing the code. <text:s/>When you find a bug, write a test for it first and then fix the bug.</text:p>
      <text:p text:style-name="Text_20_body"><text:a xlink:type="simple" xlink:href="http://pycheesecake.org/wiki/PythnonTestingToolsTaxonomy">Http://pycheesecake.org/wiki/PythnonTestingToolsTaxonomy</text:a> </text:p>
      <text:p text:style-name="Text_20_body"><text:a xlink:type="simple" xlink:href="http://python-koans.appspot.com/">http://python-koans.appspot.com</text:a></text:p>
      <text:p text:style-name="Text_20_body"/>
      <text:p text:style-name="Text_20_body"/>
      <text:h text:style-name="Heading_20_1" text:outline-level="1">26-April-2011</text:h>
      <text:p text:style-name="Standard">GUI libraries tk pygtk pyqt wxPython.</text:p>
      <text:p text:style-name="Standard"><text:a xlink:type="simple" xlink:href="http://www.wxpython.org/docs/api">Http://www.wxpython.org/docs/api</text:a> </text:p>
      <text:p text:style-name="Standard"/>
      <text:h text:style-name="Heading_20_1" text:outline-level="1">3-May-2011</text:h>
      <text:p text:style-name="Text_20_body">Events, threads, and processes</text:p>
      <text:h text:style-name="Heading_20_2" text:outline-level="2"><text:soft-page-break/>Events</text:h>
      <text:p text:style-name="Text_20_body">Events allow multiple activities but only one at a time. <text:s/>Event handler is a call back function. <text:s/>Look at the select.select function, which handles events. <text:s/>Events are best when the time to handle an event is less than the intervals of events.</text:p>
      <text:h text:style-name="Heading_20_2" text:outline-level="2">Threads</text:h>
      <text:p text:style-name="Text_20_body">Multiple activities but you can have multiple unfinished activities. <text:s/>Import threading. <text:s/>A thread is a class which is subclass of threading. <text:s/>The __init__ method must call threading.Thread.__init__. <text:s/>The class must have a run method. <text:s/>Call the start method of the thread class to start the class.</text:p>
      <text:p text:style-name="Text_20_body">Threads are not deterministic. <text:s/>Python threads are not concurrent, so adding threads won't make the program faster. <text:s/><text:a xlink:type="simple" xlink:href="http://www.cs.sfu.ca/~vaughan/teaching/431/papers/ousterhout-threads-usenix96.pdf">http://www.cs.sfu.ca/~vaughan/teaching/431/papers/ousterhout-threads-usenix96.pdf</text:a> </text:p>
      <text:h text:style-name="Heading_20_2" text:outline-level="2">Processes</text:h>
      <text:p text:style-name="Text_20_body">Multiple activities might execute at the same time if you have multiple CPUs or Cores. <text:s/>Multiprocessing library looks like the threads library. <text:s/>From multiprocessing import process.</text:p>
      <text:h text:style-name="Heading_20_1" text:outline-level="1">May 10<text:span text:style-name="T1">th</text:span> 2011</text:h>
      <text:p text:style-name="Text_20_body">Asynchronous Network I/O</text:p>
      <text:p text:style-name="Text_20_body">Good for I/O bound processes.</text:p>
      <text:p text:style-name="Text_20_body">Blocking I/O.</text:p>
      <text:p text:style-name="Text_20_body">Threads and thread pools. <text:s/>Django, CherryPy uses threads. <text:s/>mod_wsgi uses processes and threads.</text:p>
      <text:p text:style-name="Text_20_body">Global Interpreter Lock (GIL). <text:s/>Is actually irrelevant to this issue.</text:p>
      <text:p text:style-name="Text_20_body">C10K problem. <text:s/>10,000 simultaneous connections. <text:s text:c="2"/><text:a xlink:type="simple" xlink:href="http://www.kegel.com/c10k.html">Http://www.kegel.com/c10k.html</text:a> </text:p>
      <text:p text:style-name="Text_20_body"><text:s/><text:a xlink:type="simple" xlink:href="http://en.wikipedia.org/wiki/Asynchronous_I/O">http://en.wikipedia.org/wiki/Asynchronous_I/O</text:a> Ignore hardware interrupts, I/O callback functions.</text:p>
      <text:p text:style-name="Text_20_body">User threads (Lightweight threads). <text:s/>Not available in Python.</text:p>
      <text:p text:style-name="Text_20_body">Select give a list of file descriptors, block until one is ready. <text:s/>Slows down if hundreds or thousands of file descriptors. <text:s/>The select call blocks but has a timeout.</text:p>
      <text:p text:style-name="Text_20_body">epoll, kqueue. <text:s/>Only returns the FDs that have changed to ready. <text:s/>Fast even with many thousands of idle file descriptors.</text:p>
      <text:p text:style-name="Text_20_body">Module aysyncore. <text:s text:c="2"/><text:a xlink:type="simple" xlink:href="http://docs.python.org/library/asyncore.html">http://docs.python.org/library/asyncore.html</text:a></text:p>
      <text:p text:style-name="Text_20_body">twisted <text:a xlink:type="simple" xlink:href="http://twistedmatrix.com/trac">http://twistedmatrix.com/trac</text:a> </text:p>
      <text:p text:style-name="Text_20_body">gevent <text:a xlink:type="simple" xlink:href="http://www.gevent.org/">http://www.gevent.org</text:a> greenlets cooperative swap state (stack)</text:p>
      <text:p text:style-name="Text_20_body"/>
      <text:h text:style-name="Heading_20_1" text:outline-level="1">May 17<text:span text:style-name="T1">th</text:span> 2011</text:h>
      <text:p text:style-name="Text_20_body">Connecting python to other languages <text:s/>C-API, SWIG, Cython</text:p>
      <text:p text:style-name="Text_20_body">incorporate code developed for other projects. <text:s/>How to interface python with the kernel and libraries.</text:p>
      <text:p text:style-name="Text_20_body"><text:soft-page-break/>Design a system which is partly python and partly something else. <text:s/>E.g. gnu radio.</text:p>
      <text:p text:style-name="Text_20_body">Write a wrapper in C which is written in a python aware way which interfaces with the compiled library.</text:p>
      <text:p text:style-name="Text_20_body">Families of python C-python. <text:s/>Jython which runs in a JVM. <text:s/>Iron python in the .NET world.</text:p>
      <text:h text:style-name="Heading_20_2" text:outline-level="2">swig</text:h>
      <text:p text:style-name="Text_20_body">Write something simpler. <text:s/>SWIG is a wrapper generator. <text:s/>Create a .i file which is similar to a .h file.</text:p>
      <text:p text:style-name="Text_20_body">swig -python hello,i</text:p>
      <text:p text:style-name="Text_20_body">gcc -fpic -c hellomodule.c </text:p>
      <text:h text:style-name="Heading_20_2" text:outline-level="2">cython</text:h>
      <text:p text:style-name="Text_20_body">A new language which is an extension to python. Extension is .pyx. <text:s/>Cython is the way to go for new systems.</text:p>
      <text:p text:style-name="Text_20_body"><text:s/></text:p>
      <text:h text:style-name="Heading_20_2" text:outline-level="2">Embedding</text:h>
      <text:p text:style-name="Text_20_body">See course notes.</text:p>
      <text:h text:style-name="Heading_20_1" text:outline-level="1">May 24<text:span text:style-name="T1">th</text:span> 2011</text:h>
      <text:p text:style-name="Text_20_body"/>
      <text:p text:style-name="Text_20_body"/>
      <text:h text:style-name="Heading_20_1" text:outline-level="1">May 31<text:span text:style-name="T1">st</text:span> 2011</text:h>
      <text:p text:style-name="Text_20_body"/>
      <text:p text:style-name="Text_20_body"/>
      <text:h text:style-name="Heading_20_1" text:outline-level="1">Jun 7<text:span text:style-name="T1">th</text:span> 2011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Silverman</meta:initial-creator>
    <meta:creation-date>2011-04-05T18:03:26</meta:creation-date>
    <dc:date>2011-05-17T19:20:15</dc:date>
    <dc:creator>Jeff Silverman</dc:creator>
    <meta:editing-duration>PT10H43M59S</meta:editing-duration>
    <meta:editing-cycles>19</meta:editing-cycles>
    <meta:generator>OpenOffice.org/3.2$Linux OpenOffice.org_project/320m12$Build-9483</meta:generator>
    <meta:document-statistic meta:table-count="0" meta:image-count="0" meta:object-count="0" meta:page-count="3" meta:paragraph-count="61" meta:word-count="504" meta:character-count="3625"/>
  </office:meta>
</office:document-meta>
</file>